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25.05pt" style:use-optimal-row-height="false" fo:break-before="auto"/>
    </style:style>
    <style:style style:name="ro6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012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10 年12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34262" table:style-name="ce13">
            <text:p>234,262</text:p>
          </table:table-cell>
          <table:table-cell office:value-type="float" office:value="117109" table:style-name="ce13">
            <text:p>117,109</text:p>
          </table:table-cell>
          <table:table-cell office:value-type="float" office:value="2034" table:style-name="ce13">
            <text:p>2,034</text:p>
          </table:table-cell>
          <table:table-cell office:value-type="float" office:value="1597" table:style-name="ce13">
            <text:p>1,597</text:p>
          </table:table-cell>
          <table:table-cell office:value-type="float" office:value="166024" table:style-name="ce13">
            <text:p>166,024</text:p>
          </table:table-cell>
          <table:table-cell office:value-type="float" office:value="61483" table:style-name="ce13">
            <text:p>61,483</text:p>
          </table:table-cell>
          <table:table-cell office:value-type="float" office:value="810288" table:style-name="ce13">
            <text:p>810,288</text:p>
          </table:table-cell>
          <table:table-cell office:value-type="float" office:value="729" table:style-name="ce13">
            <text:p>729</text:p>
          </table:table-cell>
          <table:table-cell office:value-type="float" office:value="0.08" table:style-name="ce14">
            <text:p>0.08</text:p>
          </table:table-cell>
          <table:table-cell office:value-type="float" office:value="0.06" table:style-name="ce14">
            <text:p>0.06</text:p>
          </table:table-cell>
          <table:table-cell office:value-type="float" office:value="1143.05" table:style-name="ce14">
            <text:p>1,143.05</text:p>
          </table:table-cell>
          <table:table-cell office:value-type="float" office:value="293" table:style-name="ce13">
            <text:p>293</text:p>
          </table:table-cell>
          <table:table-cell office:value-type="float" office:value="6118" table:style-name="ce13">
            <text:p>6,11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56812" table:style-name="ce13">
            <text:p>356,812</text:p>
          </table:table-cell>
          <table:table-cell office:value-type="float" office:value="146964" table:style-name="ce13">
            <text:p>146,964</text:p>
          </table:table-cell>
          <table:table-cell office:value-type="float" office:value="6621" table:style-name="ce13">
            <text:p>6,621</text:p>
          </table:table-cell>
          <table:table-cell office:value-type="float" office:value="2016" table:style-name="ce13">
            <text:p>2,016</text:p>
          </table:table-cell>
          <table:table-cell office:value-type="float" office:value="354302" table:style-name="ce13">
            <text:p>354,302</text:p>
          </table:table-cell>
          <table:table-cell office:value-type="float" office:value="90472" table:style-name="ce13">
            <text:p>90,472</text:p>
          </table:table-cell>
          <table:table-cell office:value-type="float" office:value="915032" table:style-name="ce13">
            <text:p>915,032</text:p>
          </table:table-cell>
          <table:table-cell office:value-type="float" office:value="784" table:style-name="ce13">
            <text:p>784</text:p>
          </table:table-cell>
          <table:table-cell office:value-type="float" office:value="0.25" table:style-name="ce14">
            <text:p>0.25</text:p>
          </table:table-cell>
          <table:table-cell office:value-type="float" office:value="0.21" table:style-name="ce14">
            <text:p>0.21</text:p>
          </table:table-cell>
          <table:table-cell office:value-type="float" office:value="1200.78" table:style-name="ce14">
            <text:p>1,200.78</text:p>
          </table:table-cell>
          <table:table-cell office:value-type="float" office:value="1783" table:style-name="ce13">
            <text:p>1,783</text:p>
          </table:table-cell>
          <table:table-cell office:value-type="float" office:value="20827" table:style-name="ce13">
            <text:p>20,82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637661" table:style-name="ce13">
            <text:p>637,661</text:p>
          </table:table-cell>
          <table:table-cell office:value-type="float" office:value="383618" table:style-name="ce13">
            <text:p>383,618</text:p>
          </table:table-cell>
          <table:table-cell office:value-type="float" office:value="9184" table:style-name="ce13">
            <text:p>9,184</text:p>
          </table:table-cell>
          <table:table-cell office:value-type="float" office:value="6184" table:style-name="ce13">
            <text:p>6,184</text:p>
          </table:table-cell>
          <table:table-cell office:value-type="float" office:value="774967" table:style-name="ce13">
            <text:p>774,967</text:p>
          </table:table-cell>
          <table:table-cell office:value-type="float" office:value="909578" table:style-name="ce13">
            <text:p>909,578</text:p>
          </table:table-cell>
          <table:table-cell office:value-type="float" office:value="3647506" table:style-name="ce13">
            <text:p>3,647,506</text:p>
          </table:table-cell>
          <table:table-cell office:value-type="float" office:value="1835" table:style-name="ce13">
            <text:p>1,835</text:p>
          </table:table-cell>
          <table:table-cell office:value-type="float" office:value="0.17" table:style-name="ce14">
            <text:p>0.17</text:p>
          </table:table-cell>
          <table:table-cell office:value-type="float" office:value="0.16" table:style-name="ce14">
            <text:p>0.16</text:p>
          </table:table-cell>
          <table:table-cell office:value-type="float" office:value="476.11" table:style-name="ce14">
            <text:p>476.11</text:p>
          </table:table-cell>
          <table:table-cell office:value-type="float" office:value="3175" table:style-name="ce13">
            <text:p>3,175</text:p>
          </table:table-cell>
          <table:table-cell office:value-type="float" office:value="51392" table:style-name="ce13">
            <text:p>51,39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413713" table:style-name="ce13">
            <text:p>1,413,713</text:p>
          </table:table-cell>
          <table:table-cell office:value-type="float" office:value="848636" table:style-name="ce13">
            <text:p>848,636</text:p>
          </table:table-cell>
          <table:table-cell office:value-type="float" office:value="13582" table:style-name="ce13">
            <text:p>13,582</text:p>
          </table:table-cell>
          <table:table-cell office:value-type="float" office:value="15953" table:style-name="ce13">
            <text:p>15,953</text:p>
          </table:table-cell>
          <table:table-cell office:value-type="float" office:value="1502964" table:style-name="ce13">
            <text:p>1,502,964</text:p>
          </table:table-cell>
          <table:table-cell office:value-type="float" office:value="2236688" table:style-name="ce13">
            <text:p>2,236,688</text:p>
          </table:table-cell>
          <table:table-cell office:value-type="float" office:value="5366319" table:style-name="ce13">
            <text:p>5,366,319</text:p>
          </table:table-cell>
          <table:table-cell office:value-type="float" office:value="8353" table:style-name="ce13">
            <text:p>8,353</text:p>
          </table:table-cell>
          <table:table-cell office:value-type="float" office:value="0.06" table:style-name="ce14">
            <text:p>0.06</text:p>
          </table:table-cell>
          <table:table-cell office:value-type="float" office:value="0" table:style-name="ce14">
            <text:p>0.00</text:p>
          </table:table-cell>
          <table:table-cell office:value-type="float" office:value="1872.86" table:style-name="ce14">
            <text:p>1,872.86</text:p>
          </table:table-cell>
          <table:table-cell office:value-type="float" office:value="4765" table:style-name="ce13">
            <text:p>4,765</text:p>
          </table:table-cell>
          <table:table-cell office:value-type="float" office:value="62230" table:style-name="ce13">
            <text:p>62,23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36971" table:style-name="ce13">
            <text:p>1,036,971</text:p>
          </table:table-cell>
          <table:table-cell office:value-type="float" office:value="787374" table:style-name="ce13">
            <text:p>787,374</text:p>
          </table:table-cell>
          <table:table-cell office:value-type="float" office:value="5784" table:style-name="ce13">
            <text:p>5,784</text:p>
          </table:table-cell>
          <table:table-cell office:value-type="float" office:value="7657" table:style-name="ce13">
            <text:p>7,657</text:p>
          </table:table-cell>
          <table:table-cell office:value-type="float" office:value="991593" table:style-name="ce13">
            <text:p>991,593</text:p>
          </table:table-cell>
          <table:table-cell office:value-type="float" office:value="3450578" table:style-name="ce13">
            <text:p>3,450,578</text:p>
          </table:table-cell>
          <table:table-cell office:value-type="float" office:value="4577664" table:style-name="ce13">
            <text:p>4,577,664</text:p>
          </table:table-cell>
          <table:table-cell office:value-type="float" office:value="1499" table:style-name="ce13">
            <text:p>1,499</text:p>
          </table:table-cell>
          <table:table-cell office:value-type="float" office:value="0.04" table:style-name="ce14">
            <text:p>0.04</text:p>
          </table:table-cell>
          <table:table-cell office:value-type="float" office:value="0" table:style-name="ce14">
            <text:p>0.00</text:p>
          </table:table-cell>
          <table:table-cell office:value-type="float" office:value="655.36" table:style-name="ce14">
            <text:p>655.36</text:p>
          </table:table-cell>
          <table:table-cell office:value-type="float" office:value="9626" table:style-name="ce13">
            <text:p>9,626</text:p>
          </table:table-cell>
          <table:table-cell office:value-type="float" office:value="48734" table:style-name="ce13">
            <text:p>48,73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62961" table:style-name="ce13">
            <text:p>562,961</text:p>
          </table:table-cell>
          <table:table-cell office:value-type="float" office:value="255471" table:style-name="ce13">
            <text:p>255,471</text:p>
          </table:table-cell>
          <table:table-cell office:value-type="float" office:value="1685" table:style-name="ce13">
            <text:p>1,685</text:p>
          </table:table-cell>
          <table:table-cell office:value-type="float" office:value="3384" table:style-name="ce13">
            <text:p>3,384</text:p>
          </table:table-cell>
          <table:table-cell office:value-type="float" office:value="257651" table:style-name="ce13">
            <text:p>257,651</text:p>
          </table:table-cell>
          <table:table-cell office:value-type="float" office:value="524517" table:style-name="ce13">
            <text:p>524,517</text:p>
          </table:table-cell>
          <table:table-cell office:value-type="float" office:value="1686315" table:style-name="ce13">
            <text:p>1,686,315</text:p>
          </table:table-cell>
          <table:table-cell office:value-type="float" office:value="750" table:style-name="ce13">
            <text:p>750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790.04" table:style-name="ce14">
            <text:p>790.04</text:p>
          </table:table-cell>
          <table:table-cell office:value-type="float" office:value="69" table:style-name="ce13">
            <text:p>69</text:p>
          </table:table-cell>
          <table:table-cell office:value-type="float" office:value="14418" table:style-name="ce13">
            <text:p>14,41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46785" table:style-name="ce13">
            <text:p>446,785</text:p>
          </table:table-cell>
          <table:table-cell office:value-type="float" office:value="231669" table:style-name="ce13">
            <text:p>231,669</text:p>
          </table:table-cell>
          <table:table-cell office:value-type="float" office:value="1719" table:style-name="ce13">
            <text:p>1,719</text:p>
          </table:table-cell>
          <table:table-cell office:value-type="float" office:value="1610" table:style-name="ce13">
            <text:p>1,610</text:p>
          </table:table-cell>
          <table:table-cell office:value-type="float" office:value="565624" table:style-name="ce13">
            <text:p>565,624</text:p>
          </table:table-cell>
          <table:table-cell office:value-type="float" office:value="973162" table:style-name="ce13">
            <text:p>973,162</text:p>
          </table:table-cell>
          <table:table-cell office:value-type="float" office:value="1442254" table:style-name="ce13">
            <text:p>1,442,254</text:p>
          </table:table-cell>
          <table:table-cell office:value-type="float" office:value="4923" table:style-name="ce13">
            <text:p>4,923</text:p>
          </table:table-cell>
          <table:table-cell office:value-type="float" office:value="0.13" table:style-name="ce14">
            <text:p>0.13</text:p>
          </table:table-cell>
          <table:table-cell office:value-type="float" office:value="0.08" table:style-name="ce14">
            <text:p>0.08</text:p>
          </table:table-cell>
          <table:table-cell office:value-type="float" office:value="2098.0300000000002" table:style-name="ce14">
            <text:p>2,098.03</text:p>
          </table:table-cell>
          <table:table-cell office:value-type="float" office:value="1041" table:style-name="ce13">
            <text:p>1,041</text:p>
          </table:table-cell>
          <table:table-cell office:value-type="float" office:value="26101" table:style-name="ce13">
            <text:p>26,10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4241447" table:style-name="ce13">
            <text:p>4,241,447</text:p>
          </table:table-cell>
          <table:table-cell office:value-type="float" office:value="2837461" table:style-name="ce13">
            <text:p>2,837,461</text:p>
          </table:table-cell>
          <table:table-cell office:value-type="float" office:value="90057" table:style-name="ce13">
            <text:p>90,057</text:p>
          </table:table-cell>
          <table:table-cell office:value-type="float" office:value="18176" table:style-name="ce13">
            <text:p>18,176</text:p>
          </table:table-cell>
          <table:table-cell office:value-type="float" office:value="5818025" table:style-name="ce13">
            <text:p>5,818,025</text:p>
          </table:table-cell>
          <table:table-cell office:value-type="float" office:value="23760316" table:style-name="ce13">
            <text:p>23,760,316</text:p>
          </table:table-cell>
          <table:table-cell office:value-type="float" office:value="32061356" table:style-name="ce13">
            <text:p>32,061,356</text:p>
          </table:table-cell>
          <table:table-cell office:value-type="float" office:value="88770" table:style-name="ce13">
            <text:p>88,770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2110.65" table:style-name="ce14">
            <text:p>2,110.65</text:p>
          </table:table-cell>
          <table:table-cell office:value-type="float" office:value="12953" table:style-name="ce13">
            <text:p>12,953</text:p>
          </table:table-cell>
          <table:table-cell office:value-type="float" office:value="254704" table:style-name="ce13">
            <text:p>254,70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7604456" table:style-name="ce13">
            <text:p>7,604,456</text:p>
          </table:table-cell>
          <table:table-cell office:value-type="float" office:value="5431713" table:style-name="ce13">
            <text:p>5,431,713</text:p>
          </table:table-cell>
          <table:table-cell office:value-type="float" office:value="70194" table:style-name="ce13">
            <text:p>70,194</text:p>
          </table:table-cell>
          <table:table-cell office:value-type="float" office:value="37754" table:style-name="ce13">
            <text:p>37,754</text:p>
          </table:table-cell>
          <table:table-cell office:value-type="float" office:value="17984944" table:style-name="ce13">
            <text:p>17,984,944</text:p>
          </table:table-cell>
          <table:table-cell office:value-type="float" office:value="19261204" table:style-name="ce13">
            <text:p>19,261,204</text:p>
          </table:table-cell>
          <table:table-cell office:value-type="float" office:value="50894201" table:style-name="ce13">
            <text:p>50,894,201</text:p>
          </table:table-cell>
          <table:table-cell office:value-type="float" office:value="203173" table:style-name="ce13">
            <text:p>203,173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1528.68" table:style-name="ce14">
            <text:p>1,528.68</text:p>
          </table:table-cell>
          <table:table-cell office:value-type="float" office:value="21182" table:style-name="ce13">
            <text:p>21,182</text:p>
          </table:table-cell>
          <table:table-cell office:value-type="float" office:value="424491" table:style-name="ce13">
            <text:p>424,49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5753" table:style-name="ce13">
            <text:p>15,753</text:p>
          </table:table-cell>
          <table:table-cell office:value-type="float" office:value="5551" table:style-name="ce13">
            <text:p>5,551</text:p>
          </table:table-cell>
          <table:table-cell office:value-type="float" office:value="20" table:style-name="ce13">
            <text:p>20</text:p>
          </table:table-cell>
          <table:table-cell office:value-type="float" office:value="82" table:style-name="ce13">
            <text:p>82</text:p>
          </table:table-cell>
          <table:table-cell office:value-type="float" office:value="13614" table:style-name="ce13">
            <text:p>13,614</text:p>
          </table:table-cell>
          <table:table-cell office:value-type="float" office:value="427" table:style-name="ce13">
            <text:p>427</text:p>
          </table:table-cell>
          <table:table-cell office:value-type="float" office:value="150058" table:style-name="ce13">
            <text:p>150,058</text:p>
          </table:table-cell>
          <table:table-cell office:value-type="float" office:value="142" table:style-name="ce13">
            <text:p>142</text:p>
          </table:table-cell>
          <table:table-cell office:value-type="float" office:value="0.04" table:style-name="ce14">
            <text:p>0.04</text:p>
          </table:table-cell>
          <table:table-cell office:value-type="float" office:value="0.04" table:style-name="ce14">
            <text:p>0.04</text:p>
          </table:table-cell>
          <table:table-cell office:value-type="float" office:value="1337.6" table:style-name="ce14">
            <text:p>1,337.60</text:p>
          </table:table-cell>
          <table:table-cell office:value-type="float" office:value="142" table:style-name="ce13">
            <text:p>142</text:p>
          </table:table-cell>
          <table:table-cell office:value-type="float" office:value="1181" table:style-name="ce13">
            <text:p>1,18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1055773" table:style-name="ce13">
            <text:p>1,055,773</text:p>
          </table:table-cell>
          <table:table-cell office:value-type="float" office:value="631546" table:style-name="ce13">
            <text:p>631,546</text:p>
          </table:table-cell>
          <table:table-cell office:value-type="float" office:value="6233" table:style-name="ce13">
            <text:p>6,233</text:p>
          </table:table-cell>
          <table:table-cell office:value-type="float" office:value="3872" table:style-name="ce13">
            <text:p>3,872</text:p>
          </table:table-cell>
          <table:table-cell office:value-type="float" office:value="1715505" table:style-name="ce13">
            <text:p>1,715,505</text:p>
          </table:table-cell>
          <table:table-cell office:value-type="float" office:value="3608816" table:style-name="ce13">
            <text:p>3,608,816</text:p>
          </table:table-cell>
          <table:table-cell office:value-type="float" office:value="4362101" table:style-name="ce13">
            <text:p>4,362,101</text:p>
          </table:table-cell>
          <table:table-cell office:value-type="float" office:value="10522" table:style-name="ce13">
            <text:p>10,522</text:p>
          </table:table-cell>
          <table:table-cell office:value-type="float" office:value="0.2" table:style-name="ce14">
            <text:p>0.20</text:p>
          </table:table-cell>
          <table:table-cell office:value-type="float" office:value="0.05" table:style-name="ce14">
            <text:p>0.05</text:p>
          </table:table-cell>
          <table:table-cell office:value-type="float" office:value="637.57000000000005" table:style-name="ce14">
            <text:p>637.57</text:p>
          </table:table-cell>
          <table:table-cell office:value-type="float" office:value="5495" table:style-name="ce13">
            <text:p>5,495</text:p>
          </table:table-cell>
          <table:table-cell office:value-type="float" office:value="52750" table:style-name="ce13">
            <text:p>52,75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29426" table:style-name="ce13">
            <text:p>2,829,426</text:p>
          </table:table-cell>
          <table:table-cell office:value-type="float" office:value="2108311" table:style-name="ce13">
            <text:p>2,108,311</text:p>
          </table:table-cell>
          <table:table-cell office:value-type="float" office:value="16172" table:style-name="ce13">
            <text:p>16,172</text:p>
          </table:table-cell>
          <table:table-cell office:value-type="float" office:value="20630" table:style-name="ce13">
            <text:p>20,630</text:p>
          </table:table-cell>
          <table:table-cell office:value-type="float" office:value="10376879" table:style-name="ce13">
            <text:p>10,376,879</text:p>
          </table:table-cell>
          <table:table-cell office:value-type="float" office:value="10795372" table:style-name="ce13">
            <text:p>10,795,372</text:p>
          </table:table-cell>
          <table:table-cell office:value-type="float" office:value="19448429" table:style-name="ce13">
            <text:p>19,448,429</text:p>
          </table:table-cell>
          <table:table-cell office:value-type="float" office:value="124958" table:style-name="ce13">
            <text:p>124,958</text:p>
          </table:table-cell>
          <table:table-cell office:value-type="float" office:value="0.41" table:style-name="ce14">
            <text:p>0.41</text:p>
          </table:table-cell>
          <table:table-cell office:value-type="float" office:value="0.16" table:style-name="ce14">
            <text:p>0.16</text:p>
          </table:table-cell>
          <table:table-cell office:value-type="float" office:value="439.08" table:style-name="ce14">
            <text:p>439.08</text:p>
          </table:table-cell>
          <table:table-cell office:value-type="float" office:value="0" table:style-name="ce13">
            <text:p>0</text:p>
          </table:table-cell>
          <table:table-cell office:value-type="float" office:value="445440" table:style-name="ce13">
            <text:p>445,44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204682" table:style-name="ce13">
            <text:p>204,682</text:p>
          </table:table-cell>
          <table:table-cell office:value-type="float" office:value="100638" table:style-name="ce13">
            <text:p>100,638</text:p>
          </table:table-cell>
          <table:table-cell office:value-type="float" office:value="14761" table:style-name="ce13">
            <text:p>14,761</text:p>
          </table:table-cell>
          <table:table-cell office:value-type="float" office:value="1330" table:style-name="ce13">
            <text:p>1,330</text:p>
          </table:table-cell>
          <table:table-cell office:value-type="float" office:value="291741" table:style-name="ce13">
            <text:p>291,741</text:p>
          </table:table-cell>
          <table:table-cell office:value-type="float" office:value="71509" table:style-name="ce13">
            <text:p>71,509</text:p>
          </table:table-cell>
          <table:table-cell office:value-type="float" office:value="892222" table:style-name="ce13">
            <text:p>892,222</text:p>
          </table:table-cell>
          <table:table-cell office:value-type="float" office:value="1833" table:style-name="ce13">
            <text:p>1,833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0.03" table:style-name="ce14">
            <text:p>0.03</text:p>
          </table:table-cell>
          <table:table-cell office:value-type="float" office:value="331.57" table:style-name="ce14">
            <text:p>331.57</text:p>
          </table:table-cell>
          <table:table-cell office:value-type="float" office:value="635" table:style-name="ce13">
            <text:p>635</text:p>
          </table:table-cell>
          <table:table-cell office:value-type="float" office:value="13813" table:style-name="ce13">
            <text:p>13,81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385729" table:style-name="ce13">
            <text:p>385,729</text:p>
          </table:table-cell>
          <table:table-cell office:value-type="float" office:value="257509" table:style-name="ce13">
            <text:p>257,509</text:p>
          </table:table-cell>
          <table:table-cell office:value-type="float" office:value="1089" table:style-name="ce13">
            <text:p>1,089</text:p>
          </table:table-cell>
          <table:table-cell office:value-type="float" office:value="5496" table:style-name="ce13">
            <text:p>5,496</text:p>
          </table:table-cell>
          <table:table-cell office:value-type="float" office:value="1065709" table:style-name="ce13">
            <text:p>1,065,709</text:p>
          </table:table-cell>
          <table:table-cell office:value-type="float" office:value="438672" table:style-name="ce13">
            <text:p>438,672</text:p>
          </table:table-cell>
          <table:table-cell office:value-type="float" office:value="2557512" table:style-name="ce13">
            <text:p>2,557,512</text:p>
          </table:table-cell>
          <table:table-cell office:value-type="float" office:value="5068" table:style-name="ce13">
            <text:p>5,068</text:p>
          </table:table-cell>
          <table:table-cell office:value-type="float" office:value="0.16" table:style-name="ce14">
            <text:p>0.16</text:p>
          </table:table-cell>
          <table:table-cell office:value-type="float" office:value="0" table:style-name="ce14">
            <text:p>0.00</text:p>
          </table:table-cell>
          <table:table-cell office:value-type="float" office:value="1013.66" table:style-name="ce14">
            <text:p>1,013.66</text:p>
          </table:table-cell>
          <table:table-cell office:value-type="float" office:value="2749" table:style-name="ce13">
            <text:p>2,749</text:p>
          </table:table-cell>
          <table:table-cell office:value-type="float" office:value="43458" table:style-name="ce13">
            <text:p>43,45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59401" table:style-name="ce13">
            <text:p>159,401</text:p>
          </table:table-cell>
          <table:table-cell office:value-type="float" office:value="78444" table:style-name="ce13">
            <text:p>78,444</text:p>
          </table:table-cell>
          <table:table-cell office:value-type="float" office:value="1164" table:style-name="ce13">
            <text:p>1,164</text:p>
          </table:table-cell>
          <table:table-cell office:value-type="float" office:value="968" table:style-name="ce13">
            <text:p>968</text:p>
          </table:table-cell>
          <table:table-cell office:value-type="float" office:value="208395" table:style-name="ce13">
            <text:p>208,395</text:p>
          </table:table-cell>
          <table:table-cell office:value-type="float" office:value="52868" table:style-name="ce13">
            <text:p>52,868</text:p>
          </table:table-cell>
          <table:table-cell office:value-type="float" office:value="572015" table:style-name="ce13">
            <text:p>572,015</text:p>
          </table:table-cell>
          <table:table-cell office:value-type="float" office:value="242" table:style-name="ce13">
            <text:p>242</text:p>
          </table:table-cell>
          <table:table-cell office:value-type="float" office:value="0.35" table:style-name="ce14">
            <text:p>0.35</text:p>
          </table:table-cell>
          <table:table-cell office:value-type="float" office:value="0" table:style-name="ce14">
            <text:p>0.00</text:p>
          </table:table-cell>
          <table:table-cell office:value-type="float" office:value="1468.11" table:style-name="ce14">
            <text:p>1,468.11</text:p>
          </table:table-cell>
          <table:table-cell office:value-type="float" office:value="793" table:style-name="ce13">
            <text:p>793</text:p>
          </table:table-cell>
          <table:table-cell office:value-type="float" office:value="16051" table:style-name="ce13">
            <text:p>16,05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28839" table:style-name="ce13">
            <text:p>628,839</text:p>
          </table:table-cell>
          <table:table-cell office:value-type="float" office:value="429128" table:style-name="ce13">
            <text:p>429,128</text:p>
          </table:table-cell>
          <table:table-cell office:value-type="float" office:value="4592" table:style-name="ce13">
            <text:p>4,592</text:p>
          </table:table-cell>
          <table:table-cell office:value-type="float" office:value="5977" table:style-name="ce13">
            <text:p>5,977</text:p>
          </table:table-cell>
          <table:table-cell office:value-type="float" office:value="1825927" table:style-name="ce13">
            <text:p>1,825,927</text:p>
          </table:table-cell>
          <table:table-cell office:value-type="float" office:value="1251644" table:style-name="ce13">
            <text:p>1,251,644</text:p>
          </table:table-cell>
          <table:table-cell office:value-type="float" office:value="5615278" table:style-name="ce13">
            <text:p>5,615,278</text:p>
          </table:table-cell>
          <table:table-cell office:value-type="float" office:value="21582" table:style-name="ce13">
            <text:p>21,582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" table:style-name="ce14">
            <text:p>0.00</text:p>
          </table:table-cell>
          <table:table-cell office:value-type="float" office:value="2376.17" table:style-name="ce14">
            <text:p>2,376.17</text:p>
          </table:table-cell>
          <table:table-cell office:value-type="float" office:value="3892" table:style-name="ce13">
            <text:p>3,892</text:p>
          </table:table-cell>
          <table:table-cell office:value-type="float" office:value="64586" table:style-name="ce13">
            <text:p>64,58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052" table:style-name="ce13">
            <text:p>9,052</text:p>
          </table:table-cell>
          <table:table-cell office:value-type="float" office:value="4830" table:style-name="ce13">
            <text:p>4,830</text:p>
          </table:table-cell>
          <table:table-cell office:value-type="float" office:value="4" table:style-name="ce13">
            <text:p>4</text:p>
          </table:table-cell>
          <table:table-cell office:value-type="float" office:value="27" table:style-name="ce13">
            <text:p>27</text:p>
          </table:table-cell>
          <table:table-cell office:value-type="float" office:value="9087" table:style-name="ce13">
            <text:p>9,087</text:p>
          </table:table-cell>
          <table:table-cell office:value-type="float" office:value="2243" table:style-name="ce13">
            <text:p>2,243</text:p>
          </table:table-cell>
          <table:table-cell office:value-type="float" office:value="45075" table:style-name="ce13">
            <text:p>45,075</text:p>
          </table:table-cell>
          <table:table-cell office:value-type="float" office:value="0" table:style-name="ce13">
            <text:p>0</text:p>
          </table:table-cell>
          <table:table-cell office:value-type="float" office:value="0.04" table:style-name="ce14">
            <text:p>0.04</text:p>
          </table:table-cell>
          <table:table-cell office:value-type="float" office:value="0" table:style-name="ce14">
            <text:p>0.00</text:p>
          </table:table-cell>
          <table:table-cell office:value-type="float" office:value="535.9" table:style-name="ce14">
            <text:p>535.90</text:p>
          </table:table-cell>
          <table:table-cell office:value-type="float" office:value="0" table:style-name="ce13">
            <text:p>0</text:p>
          </table:table-cell>
          <table:table-cell office:value-type="float" office:value="452" table:style-name="ce13">
            <text:p>45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967682" table:style-name="ce13">
            <text:p>967,682</text:p>
          </table:table-cell>
          <table:table-cell office:value-type="float" office:value="575444" table:style-name="ce13">
            <text:p>575,444</text:p>
          </table:table-cell>
          <table:table-cell office:value-type="float" office:value="9775" table:style-name="ce13">
            <text:p>9,775</text:p>
          </table:table-cell>
          <table:table-cell office:value-type="float" office:value="5381" table:style-name="ce13">
            <text:p>5,381</text:p>
          </table:table-cell>
          <table:table-cell office:value-type="float" office:value="1533265" table:style-name="ce13">
            <text:p>1,533,265</text:p>
          </table:table-cell>
          <table:table-cell office:value-type="float" office:value="2198250" table:style-name="ce13">
            <text:p>2,198,250</text:p>
          </table:table-cell>
          <table:table-cell office:value-type="float" office:value="3916833" table:style-name="ce13">
            <text:p>3,916,833</text:p>
          </table:table-cell>
          <table:table-cell office:value-type="float" office:value="6514" table:style-name="ce13">
            <text:p>6,514</text:p>
          </table:table-cell>
          <table:table-cell office:value-type="float" office:value="0.1" table:style-name="ce14">
            <text:p>0.10</text:p>
          </table:table-cell>
          <table:table-cell office:value-type="float" office:value="0" table:style-name="ce14">
            <text:p>0.00</text:p>
          </table:table-cell>
          <table:table-cell office:value-type="float" office:value="245.78" table:style-name="ce14">
            <text:p>245.78</text:p>
          </table:table-cell>
          <table:table-cell office:value-type="float" office:value="5999" table:style-name="ce13">
            <text:p>5,999</text:p>
          </table:table-cell>
          <table:table-cell office:value-type="float" office:value="53285" table:style-name="ce13">
            <text:p>53,28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17276" table:style-name="ce13">
            <text:p>117,276</text:p>
          </table:table-cell>
          <table:table-cell office:value-type="float" office:value="54771" table:style-name="ce13">
            <text:p>54,771</text:p>
          </table:table-cell>
          <table:table-cell office:value-type="float" office:value="1212" table:style-name="ce13">
            <text:p>1,212</text:p>
          </table:table-cell>
          <table:table-cell office:value-type="float" office:value="837" table:style-name="ce13">
            <text:p>837</text:p>
          </table:table-cell>
          <table:table-cell office:value-type="float" office:value="174643" table:style-name="ce13">
            <text:p>174,643</text:p>
          </table:table-cell>
          <table:table-cell office:value-type="float" office:value="87863" table:style-name="ce13">
            <text:p>87,863</text:p>
          </table:table-cell>
          <table:table-cell office:value-type="float" office:value="380974" table:style-name="ce13">
            <text:p>380,974</text:p>
          </table:table-cell>
          <table:table-cell office:value-type="float" office:value="144" table:style-name="ce13">
            <text:p>144</text:p>
          </table:table-cell>
          <table:table-cell office:value-type="float" office:value="0.09" table:style-name="ce14">
            <text:p>0.09</text:p>
          </table:table-cell>
          <table:table-cell office:value-type="float" office:value="0" table:style-name="ce14">
            <text:p>0.00</text:p>
          </table:table-cell>
          <table:table-cell office:value-type="float" office:value="520.15" table:style-name="ce14">
            <text:p>520.15</text:p>
          </table:table-cell>
          <table:table-cell office:value-type="float" office:value="5988" table:style-name="ce13">
            <text:p>5,988</text:p>
          </table:table-cell>
          <table:table-cell office:value-type="float" office:value="13922" table:style-name="ce13">
            <text:p>13,92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6241" table:style-name="ce13">
            <text:p>16,241</text:p>
          </table:table-cell>
          <table:table-cell office:value-type="float" office:value="10814" table:style-name="ce13">
            <text:p>10,814</text:p>
          </table:table-cell>
          <table:table-cell office:value-type="float" office:value="163" table:style-name="ce13">
            <text:p>163</text:p>
          </table:table-cell>
          <table:table-cell office:value-type="float" office:value="49" table:style-name="ce13">
            <text:p>49</text:p>
          </table:table-cell>
          <table:table-cell office:value-type="float" office:value="16090" table:style-name="ce13">
            <text:p>16,090</text:p>
          </table:table-cell>
          <table:table-cell office:value-type="float" office:value="15263" table:style-name="ce13">
            <text:p>15,263</text:p>
          </table:table-cell>
          <table:table-cell office:value-type="float" office:value="121368" table:style-name="ce13">
            <text:p>121,368</text:p>
          </table:table-cell>
          <table:table-cell office:value-type="float" office:value="110" table:style-name="ce13">
            <text:p>110</text:p>
          </table:table-cell>
          <table:table-cell office:value-type="float" office:value="0.36" table:style-name="ce14">
            <text:p>0.36</text:p>
          </table:table-cell>
          <table:table-cell office:value-type="float" office:value="0" table:style-name="ce14">
            <text:p>0.00</text:p>
          </table:table-cell>
          <table:table-cell office:value-type="float" office:value="8194.44" table:style-name="ce14">
            <text:p>8,194.44</text:p>
          </table:table-cell>
          <table:table-cell office:value-type="float" office:value="288" table:style-name="ce13">
            <text:p>288</text:p>
          </table:table-cell>
          <table:table-cell office:value-type="float" office:value="1587" table:style-name="ce13">
            <text:p>1,58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255449" table:style-name="ce13">
            <text:p>2,255,449</text:p>
          </table:table-cell>
          <table:table-cell office:value-type="float" office:value="1300127" table:style-name="ce13">
            <text:p>1,300,127</text:p>
          </table:table-cell>
          <table:table-cell office:value-type="float" office:value="32355" table:style-name="ce13">
            <text:p>32,355</text:p>
          </table:table-cell>
          <table:table-cell office:value-type="float" office:value="14988" table:style-name="ce13">
            <text:p>14,988</text:p>
          </table:table-cell>
          <table:table-cell office:value-type="float" office:value="5348854" table:style-name="ce13">
            <text:p>5,348,854</text:p>
          </table:table-cell>
          <table:table-cell office:value-type="float" office:value="4711359" table:style-name="ce13">
            <text:p>4,711,359</text:p>
          </table:table-cell>
          <table:table-cell office:value-type="float" office:value="9958185" table:style-name="ce13">
            <text:p>9,958,185</text:p>
          </table:table-cell>
          <table:table-cell office:value-type="float" office:value="51602" table:style-name="ce13">
            <text:p>51,602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179.84" table:style-name="ce14">
            <text:p>179.84</text:p>
          </table:table-cell>
          <table:table-cell office:value-type="float" office:value="10548" table:style-name="ce13">
            <text:p>10,548</text:p>
          </table:table-cell>
          <table:table-cell office:value-type="float" office:value="147681" table:style-name="ce13">
            <text:p>147,68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547948" table:style-name="ce13">
            <text:p>1,547,948</text:p>
          </table:table-cell>
          <table:table-cell office:value-type="float" office:value="994110" table:style-name="ce13">
            <text:p>994,110</text:p>
          </table:table-cell>
          <table:table-cell office:value-type="float" office:value="6979" table:style-name="ce13">
            <text:p>6,979</text:p>
          </table:table-cell>
          <table:table-cell office:value-type="float" office:value="38926" table:style-name="ce13">
            <text:p>38,926</text:p>
          </table:table-cell>
          <table:table-cell office:value-type="float" office:value="3774539" table:style-name="ce13">
            <text:p>3,774,539</text:p>
          </table:table-cell>
          <table:table-cell office:value-type="float" office:value="4848852" table:style-name="ce13">
            <text:p>4,848,852</text:p>
          </table:table-cell>
          <table:table-cell office:value-type="float" office:value="4664353" table:style-name="ce13">
            <text:p>4,664,353</text:p>
          </table:table-cell>
          <table:table-cell office:value-type="float" office:value="125576" table:style-name="ce13">
            <text:p>125,576</text:p>
          </table:table-cell>
          <table:table-cell office:value-type="float" office:value="0.25" table:style-name="ce14">
            <text:p>0.25</text:p>
          </table:table-cell>
          <table:table-cell office:value-type="float" office:value="0.08" table:style-name="ce14">
            <text:p>0.08</text:p>
          </table:table-cell>
          <table:table-cell office:value-type="float" office:value="104.29" table:style-name="ce14">
            <text:p>104.29</text:p>
          </table:table-cell>
          <table:table-cell office:value-type="float" office:value="7239" table:style-name="ce13">
            <text:p>7,239</text:p>
          </table:table-cell>
          <table:table-cell office:value-type="float" office:value="120334" table:style-name="ce13">
            <text:p>120,33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79037" table:style-name="ce13">
            <text:p>1,179,037</text:p>
          </table:table-cell>
          <table:table-cell office:value-type="float" office:value="554494" table:style-name="ce13">
            <text:p>554,494</text:p>
          </table:table-cell>
          <table:table-cell office:value-type="float" office:value="6336" table:style-name="ce13">
            <text:p>6,336</text:p>
          </table:table-cell>
          <table:table-cell office:value-type="float" office:value="5796" table:style-name="ce13">
            <text:p>5,796</text:p>
          </table:table-cell>
          <table:table-cell office:value-type="float" office:value="1219398" table:style-name="ce13">
            <text:p>1,219,398</text:p>
          </table:table-cell>
          <table:table-cell office:value-type="float" office:value="3169555" table:style-name="ce13">
            <text:p>3,169,555</text:p>
          </table:table-cell>
          <table:table-cell office:value-type="float" office:value="4504149" table:style-name="ce13">
            <text:p>4,504,149</text:p>
          </table:table-cell>
          <table:table-cell office:value-type="float" office:value="18091" table:style-name="ce13">
            <text:p>18,091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724.19" table:style-name="ce14">
            <text:p>724.19</text:p>
          </table:table-cell>
          <table:table-cell office:value-type="float" office:value="3076" table:style-name="ce13">
            <text:p>3,076</text:p>
          </table:table-cell>
          <table:table-cell office:value-type="float" office:value="54885" table:style-name="ce13">
            <text:p>54,88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170771" table:style-name="ce13">
            <text:p>2,170,771</text:p>
          </table:table-cell>
          <table:table-cell office:value-type="float" office:value="1166125" table:style-name="ce13">
            <text:p>1,166,125</text:p>
          </table:table-cell>
          <table:table-cell office:value-type="float" office:value="13839" table:style-name="ce13">
            <text:p>13,839</text:p>
          </table:table-cell>
          <table:table-cell office:value-type="float" office:value="5745" table:style-name="ce13">
            <text:p>5,745</text:p>
          </table:table-cell>
          <table:table-cell office:value-type="float" office:value="4003484" table:style-name="ce13">
            <text:p>4,003,484</text:p>
          </table:table-cell>
          <table:table-cell office:value-type="float" office:value="5131702" table:style-name="ce13">
            <text:p>5,131,702</text:p>
          </table:table-cell>
          <table:table-cell office:value-type="float" office:value="11982742" table:style-name="ce13">
            <text:p>11,982,742</text:p>
          </table:table-cell>
          <table:table-cell office:value-type="float" office:value="77921" table:style-name="ce13">
            <text:p>77,921</text:p>
          </table:table-cell>
          <table:table-cell office:value-type="float" office:value="0.11" table:style-name="ce14">
            <text:p>0.11</text:p>
          </table:table-cell>
          <table:table-cell office:value-type="float" office:value="0" table:style-name="ce14">
            <text:p>0.00</text:p>
          </table:table-cell>
          <table:table-cell office:value-type="float" office:value="982.46" table:style-name="ce14">
            <text:p>982.46</text:p>
          </table:table-cell>
          <table:table-cell office:value-type="float" office:value="6828" table:style-name="ce13">
            <text:p>6,828</text:p>
          </table:table-cell>
          <table:table-cell office:value-type="float" office:value="124411" table:style-name="ce13">
            <text:p>124,41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624086" table:style-name="ce13">
            <text:p>6,624,086</text:p>
          </table:table-cell>
          <table:table-cell office:value-type="float" office:value="4531414" table:style-name="ce13">
            <text:p>4,531,414</text:p>
          </table:table-cell>
          <table:table-cell office:value-type="float" office:value="38166" table:style-name="ce13">
            <text:p>38,166</text:p>
          </table:table-cell>
          <table:table-cell office:value-type="float" office:value="22107" table:style-name="ce13">
            <text:p>22,107</text:p>
          </table:table-cell>
          <table:table-cell office:value-type="float" office:value="12349299" table:style-name="ce13">
            <text:p>12,349,299</text:p>
          </table:table-cell>
          <table:table-cell office:value-type="float" office:value="19537342" table:style-name="ce13">
            <text:p>19,537,342</text:p>
          </table:table-cell>
          <table:table-cell office:value-type="float" office:value="40978155" table:style-name="ce13">
            <text:p>40,978,155</text:p>
          </table:table-cell>
          <table:table-cell office:value-type="float" office:value="262108" table:style-name="ce13">
            <text:p>262,108</text:p>
          </table:table-cell>
          <table:table-cell office:value-type="float" office:value="0.09" table:style-name="ce14">
            <text:p>0.09</text:p>
          </table:table-cell>
          <table:table-cell office:value-type="float" office:value="0" table:style-name="ce14">
            <text:p>0.00</text:p>
          </table:table-cell>
          <table:table-cell office:value-type="float" office:value="853.51" table:style-name="ce14">
            <text:p>853.51</text:p>
          </table:table-cell>
          <table:table-cell office:value-type="float" office:value="29992" table:style-name="ce13">
            <text:p>29,992</text:p>
          </table:table-cell>
          <table:table-cell office:value-type="float" office:value="467087" table:style-name="ce13">
            <text:p>467,08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76054" table:style-name="ce13">
            <text:p>376,054</text:p>
          </table:table-cell>
          <table:table-cell office:value-type="float" office:value="191558" table:style-name="ce13">
            <text:p>191,558</text:p>
          </table:table-cell>
          <table:table-cell office:value-type="float" office:value="3411" table:style-name="ce13">
            <text:p>3,411</text:p>
          </table:table-cell>
          <table:table-cell office:value-type="float" office:value="2304" table:style-name="ce13">
            <text:p>2,304</text:p>
          </table:table-cell>
          <table:table-cell office:value-type="float" office:value="1100003" table:style-name="ce13">
            <text:p>1,100,003</text:p>
          </table:table-cell>
          <table:table-cell office:value-type="float" office:value="971742" table:style-name="ce13">
            <text:p>971,742</text:p>
          </table:table-cell>
          <table:table-cell office:value-type="float" office:value="1095659" table:style-name="ce13">
            <text:p>1,095,659</text:p>
          </table:table-cell>
          <table:table-cell office:value-type="float" office:value="7374" table:style-name="ce13">
            <text:p>7,374</text:p>
          </table:table-cell>
          <table:table-cell office:value-type="float" office:value="0.46" table:style-name="ce14">
            <text:p>0.46</text:p>
          </table:table-cell>
          <table:table-cell office:value-type="float" office:value="0.36" table:style-name="ce14">
            <text:p>0.36</text:p>
          </table:table-cell>
          <table:table-cell office:value-type="float" office:value="196.02" table:style-name="ce14">
            <text:p>196.02</text:p>
          </table:table-cell>
          <table:table-cell office:value-type="float" office:value="7055" table:style-name="ce13">
            <text:p>7,055</text:p>
          </table:table-cell>
          <table:table-cell office:value-type="float" office:value="64387" table:style-name="ce13">
            <text:p>64,38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22454" table:style-name="ce13">
            <text:p>622,454</text:p>
          </table:table-cell>
          <table:table-cell office:value-type="float" office:value="318185" table:style-name="ce13">
            <text:p>318,185</text:p>
          </table:table-cell>
          <table:table-cell office:value-type="float" office:value="3244" table:style-name="ce13">
            <text:p>3,244</text:p>
          </table:table-cell>
          <table:table-cell office:value-type="float" office:value="5095" table:style-name="ce13">
            <text:p>5,095</text:p>
          </table:table-cell>
          <table:table-cell office:value-type="float" office:value="1299314" table:style-name="ce13">
            <text:p>1,299,314</text:p>
          </table:table-cell>
          <table:table-cell office:value-type="float" office:value="2159285" table:style-name="ce13">
            <text:p>2,159,285</text:p>
          </table:table-cell>
          <table:table-cell office:value-type="float" office:value="3325066" table:style-name="ce13">
            <text:p>3,325,066</text:p>
          </table:table-cell>
          <table:table-cell office:value-type="float" office:value="20919" table:style-name="ce13">
            <text:p>20,919</text:p>
          </table:table-cell>
          <table:table-cell office:value-type="float" office:value="0.47" table:style-name="ce14">
            <text:p>0.47</text:p>
          </table:table-cell>
          <table:table-cell office:value-type="float" office:value="0" table:style-name="ce14">
            <text:p>0.00</text:p>
          </table:table-cell>
          <table:table-cell office:value-type="float" office:value="422.51" table:style-name="ce14">
            <text:p>422.51</text:p>
          </table:table-cell>
          <table:table-cell office:value-type="float" office:value="8195" table:style-name="ce13">
            <text:p>8,195</text:p>
          </table:table-cell>
          <table:table-cell office:value-type="float" office:value="134716" table:style-name="ce13">
            <text:p>134,71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6058070" table:style-name="ce13">
            <text:p>6,058,070</text:p>
          </table:table-cell>
          <table:table-cell office:value-type="float" office:value="4067592" table:style-name="ce13">
            <text:p>4,067,592</text:p>
          </table:table-cell>
          <table:table-cell office:value-type="float" office:value="49742" table:style-name="ce13">
            <text:p>49,742</text:p>
          </table:table-cell>
          <table:table-cell office:value-type="float" office:value="26486" table:style-name="ce13">
            <text:p>26,486</text:p>
          </table:table-cell>
          <table:table-cell office:value-type="float" office:value="10066064" table:style-name="ce13">
            <text:p>10,066,064</text:p>
          </table:table-cell>
          <table:table-cell office:value-type="float" office:value="22191161" table:style-name="ce13">
            <text:p>22,191,161</text:p>
          </table:table-cell>
          <table:table-cell office:value-type="float" office:value="30444304" table:style-name="ce13">
            <text:p>30,444,304</text:p>
          </table:table-cell>
          <table:table-cell office:value-type="float" office:value="182342" table:style-name="ce13">
            <text:p>182,342</text:p>
          </table:table-cell>
          <table:table-cell office:value-type="float" office:value="0.09" table:style-name="ce14">
            <text:p>0.09</text:p>
          </table:table-cell>
          <table:table-cell office:value-type="float" office:value="0.01" table:style-name="ce14">
            <text:p>0.01</text:p>
          </table:table-cell>
          <table:table-cell office:value-type="float" office:value="1163.3699999999999" table:style-name="ce14">
            <text:p>1,163.37</text:p>
          </table:table-cell>
          <table:table-cell office:value-type="float" office:value="17775" table:style-name="ce13">
            <text:p>17,775</text:p>
          </table:table-cell>
          <table:table-cell office:value-type="float" office:value="275347" table:style-name="ce13">
            <text:p>275,34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39275" table:style-name="ce13">
            <text:p>139,275</text:p>
          </table:table-cell>
          <table:table-cell office:value-type="float" office:value="88070" table:style-name="ce13">
            <text:p>88,070</text:p>
          </table:table-cell>
          <table:table-cell office:value-type="float" office:value="202" table:style-name="ce13">
            <text:p>202</text:p>
          </table:table-cell>
          <table:table-cell office:value-type="float" office:value="780" table:style-name="ce13">
            <text:p>780</text:p>
          </table:table-cell>
          <table:table-cell office:value-type="float" office:value="227923" table:style-name="ce13">
            <text:p>227,923</text:p>
          </table:table-cell>
          <table:table-cell office:value-type="float" office:value="107831" table:style-name="ce13">
            <text:p>107,831</text:p>
          </table:table-cell>
          <table:table-cell office:value-type="float" office:value="291490" table:style-name="ce13">
            <text:p>291,490</text:p>
          </table:table-cell>
          <table:table-cell office:value-type="float" office:value="2497" table:style-name="ce13">
            <text:p>2,497</text:p>
          </table:table-cell>
          <table:table-cell office:value-type="float" office:value="0.24" table:style-name="ce14">
            <text:p>0.24</text:p>
          </table:table-cell>
          <table:table-cell office:value-type="float" office:value="0" table:style-name="ce14">
            <text:p>0.00</text:p>
          </table:table-cell>
          <table:table-cell office:value-type="float" office:value="902.34" table:style-name="ce14">
            <text:p>902.34</text:p>
          </table:table-cell>
          <table:table-cell office:value-type="float" office:value="218" table:style-name="ce13">
            <text:p>218</text:p>
          </table:table-cell>
          <table:table-cell office:value-type="float" office:value="5999" table:style-name="ce13">
            <text:p>5,99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3765" table:style-name="ce13">
            <text:p>123,765</text:p>
          </table:table-cell>
          <table:table-cell office:value-type="float" office:value="53776" table:style-name="ce13">
            <text:p>53,776</text:p>
          </table:table-cell>
          <table:table-cell office:value-type="float" office:value="428" table:style-name="ce13">
            <text:p>428</text:p>
          </table:table-cell>
          <table:table-cell office:value-type="float" office:value="334" table:style-name="ce13">
            <text:p>334</text:p>
          </table:table-cell>
          <table:table-cell office:value-type="float" office:value="187885" table:style-name="ce13">
            <text:p>187,885</text:p>
          </table:table-cell>
          <table:table-cell office:value-type="float" office:value="1131299" table:style-name="ce13">
            <text:p>1,131,299</text:p>
          </table:table-cell>
          <table:table-cell office:value-type="float" office:value="384066" table:style-name="ce13">
            <text:p>384,066</text:p>
          </table:table-cell>
          <table:table-cell office:value-type="float" office:value="446" table:style-name="ce13">
            <text:p>446</text:p>
          </table:table-cell>
          <table:table-cell office:value-type="float" office:value="0.16" table:style-name="ce14">
            <text:p>0.16</text:p>
          </table:table-cell>
          <table:table-cell office:value-type="float" office:value="0.02" table:style-name="ce14">
            <text:p>0.02</text:p>
          </table:table-cell>
          <table:table-cell office:value-type="float" office:value="177.12" table:style-name="ce14">
            <text:p>177.12</text:p>
          </table:table-cell>
          <table:table-cell office:value-type="float" office:value="0" table:style-name="ce13">
            <text:p>0</text:p>
          </table:table-cell>
          <table:table-cell office:value-type="float" office:value="11036" table:style-name="ce13">
            <text:p>11,03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7837569" table:style-name="ce13">
            <text:p>7,837,569</text:p>
          </table:table-cell>
          <table:table-cell office:value-type="float" office:value="4934654" table:style-name="ce13">
            <text:p>4,934,654</text:p>
          </table:table-cell>
          <table:table-cell office:value-type="float" office:value="91876" table:style-name="ce13">
            <text:p>91,876</text:p>
          </table:table-cell>
          <table:table-cell office:value-type="float" office:value="29495" table:style-name="ce13">
            <text:p>29,495</text:p>
          </table:table-cell>
          <table:table-cell office:value-type="float" office:value="15170075" table:style-name="ce13">
            <text:p>15,170,075</text:p>
          </table:table-cell>
          <table:table-cell office:value-type="float" office:value="28954720" table:style-name="ce13">
            <text:p>28,954,720</text:p>
          </table:table-cell>
          <table:table-cell office:value-type="float" office:value="43363161" table:style-name="ce13">
            <text:p>43,363,161</text:p>
          </table:table-cell>
          <table:table-cell office:value-type="float" office:value="593194" table:style-name="ce13">
            <text:p>593,194</text:p>
          </table:table-cell>
          <table:table-cell office:value-type="float" office:value="0.09" table:style-name="ce14">
            <text:p>0.09</text:p>
          </table:table-cell>
          <table:table-cell office:value-type="float" office:value="0" table:style-name="ce14">
            <text:p>0.00</text:p>
          </table:table-cell>
          <table:table-cell office:value-type="float" office:value="487.26" table:style-name="ce14">
            <text:p>487.26</text:p>
          </table:table-cell>
          <table:table-cell office:value-type="float" office:value="37071" table:style-name="ce13">
            <text:p>37,071</text:p>
          </table:table-cell>
          <table:table-cell office:value-type="float" office:value="704023" table:style-name="ce13">
            <text:p>704,02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600794" table:style-name="ce13">
            <text:p>600,794</text:p>
          </table:table-cell>
          <table:table-cell office:value-type="float" office:value="201303" table:style-name="ce13">
            <text:p>201,303</text:p>
          </table:table-cell>
          <table:table-cell office:value-type="float" office:value="1065" table:style-name="ce13">
            <text:p>1,065</text:p>
          </table:table-cell>
          <table:table-cell office:value-type="float" office:value="5263" table:style-name="ce13">
            <text:p>5,263</text:p>
          </table:table-cell>
          <table:table-cell office:value-type="float" office:value="527278" table:style-name="ce13">
            <text:p>527,278</text:p>
          </table:table-cell>
          <table:table-cell office:value-type="float" office:value="832240" table:style-name="ce13">
            <text:p>832,240</text:p>
          </table:table-cell>
          <table:table-cell office:value-type="float" office:value="937233" table:style-name="ce13">
            <text:p>937,233</text:p>
          </table:table-cell>
          <table:table-cell office:value-type="float" office:value="5959" table:style-name="ce13">
            <text:p>5,959</text:p>
          </table:table-cell>
          <table:table-cell office:value-type="float" office:value="1.61" table:style-name="ce14">
            <text:p>1.61</text:p>
          </table:table-cell>
          <table:table-cell office:value-type="float" office:value="0.69" table:style-name="ce14">
            <text:p>0.69</text:p>
          </table:table-cell>
          <table:table-cell office:value-type="float" office:value="121.49" table:style-name="ce14">
            <text:p>121.49</text:p>
          </table:table-cell>
          <table:table-cell office:value-type="float" office:value="959" table:style-name="ce13">
            <text:p>959</text:p>
          </table:table-cell>
          <table:table-cell office:value-type="float" office:value="10787" table:style-name="ce13">
            <text:p>10,78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69722" table:style-name="ce13">
            <text:p>169,722</text:p>
          </table:table-cell>
          <table:table-cell office:value-type="float" office:value="96435" table:style-name="ce13">
            <text:p>96,435</text:p>
          </table:table-cell>
          <table:table-cell office:value-type="float" office:value="2478" table:style-name="ce13">
            <text:p>2,478</text:p>
          </table:table-cell>
          <table:table-cell office:value-type="float" office:value="2376" table:style-name="ce13">
            <text:p>2,376</text:p>
          </table:table-cell>
          <table:table-cell office:value-type="float" office:value="235558" table:style-name="ce13">
            <text:p>235,558</text:p>
          </table:table-cell>
          <table:table-cell office:value-type="float" office:value="0" table:style-name="ce13">
            <text:p>0</text:p>
          </table:table-cell>
          <table:table-cell office:value-type="float" office:value="3514537" table:style-name="ce13">
            <text:p>3,514,537</text:p>
          </table:table-cell>
          <table:table-cell office:value-type="float" office:value="262" table:style-name="ce13">
            <text:p>262</text:p>
          </table:table-cell>
          <table:table-cell office:value-type="float" office:value="0.17" table:style-name="ce14">
            <text:p>0.17</text:p>
          </table:table-cell>
          <table:table-cell office:value-type="float" office:value="0" table:style-name="ce14">
            <text:p>0.00</text:p>
          </table:table-cell>
          <table:table-cell office:value-type="float" office:value="1050.32" table:style-name="ce14">
            <text:p>1,050.32</text:p>
          </table:table-cell>
          <table:table-cell office:value-type="float" office:value="2254" table:style-name="ce13">
            <text:p>2,254</text:p>
          </table:table-cell>
          <table:table-cell office:value-type="float" office:value="25067" table:style-name="ce13">
            <text:p>25,06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52629916" table:style-name="ce13">
            <text:p>52,629,916</text:p>
          </table:table-cell>
          <table:table-cell office:value-type="float" office:value="33794844" table:style-name="ce13">
            <text:p>33,794,844</text:p>
          </table:table-cell>
          <table:table-cell office:value-type="float" office:value="506166" table:style-name="ce13">
            <text:p>506,166</text:p>
          </table:table-cell>
          <table:table-cell office:value-type="float" office:value="298675" table:style-name="ce13">
            <text:p>298,675</text:p>
          </table:table-cell>
          <table:table-cell office:value-type="float" office:value="101156623" table:style-name="ce13">
            <text:p>101,156,623</text:p>
          </table:table-cell>
          <table:table-cell office:value-type="float" office:value="163538013" table:style-name="ce13">
            <text:p>163,538,013</text:p>
          </table:table-cell>
          <table:table-cell office:value-type="float" office:value="294905900" table:style-name="ce13">
            <text:p>294,905,900</text:p>
          </table:table-cell>
          <table:table-cell office:value-type="float" office:value="1830222" table:style-name="ce13">
            <text:p>1,830,222</text:p>
          </table:table-cell>
          <table:table-cell office:value-type="float" office:value="0.12863903302747209" table:style-name="ce14">
            <text:p>0.13</text:p>
          </table:table-cell>
          <table:table-cell office:value-type="float" office:value="0.02" table:style-name="ce14">
            <text:p>0.02</text:p>
          </table:table-cell>
          <table:table-cell office:value-type="float" office:value="566.6660815161581" table:style-name="ce14">
            <text:p>566.67</text:p>
          </table:table-cell>
          <table:table-cell office:value-type="float" office:value="212078" table:style-name="ce13">
            <text:p>212,078</text:p>
          </table:table-cell>
          <table:table-cell office:value-type="float" office:value="3761300" table:style-name="ce13">
            <text:p>3,761,300</text:p>
          </table:table-cell>
          <table:table-cell table:number-columns-repeated="16370" table:style-name="ce15"/>
        </table:table-row>
        <table:table-row table:style-name="ro6">
          <table:table-cell table:number-columns-repeated="16384" table:style-name="ce15"/>
        </table:table-row>
        <table:table-row table:style-name="ro6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4" table:style-name="ro6">
          <table:table-cell table:number-columns-repeated="16384" table:style-name="ce15"/>
        </table:table-row>
        <table:table-row table:number-rows-repeated="1048518" table:style-name="ro2">
          <table:table-cell table:number-columns-repeated="16384"/>
        </table:table-row>
        <table:named-expressions>
          <table:named-range table:name="外部資料_1" table:cell-range-address="11012.$A$1:11012.$N$23" table:base-cell-address="11012.$A$1"/>
          <table:named-range table:name="外部資料_10" table:cell-range-address="11012.$A$1:11012.$N$23" table:base-cell-address="11012.$A$1"/>
          <table:named-range table:name="外部資料_11" table:cell-range-address="11012.$A$1:11012.$N$23" table:base-cell-address="11012.$A$1"/>
          <table:named-range table:name="外部資料_12" table:cell-range-address="11012.$A$1:11012.$N$23" table:base-cell-address="11012.$A$1"/>
          <table:named-range table:name="外部資料_13" table:cell-range-address="11012.$A$1:11012.$N$23" table:base-cell-address="11012.$A$1"/>
          <table:named-range table:name="外部資料_14" table:cell-range-address="11012.$A$1:11012.$N$23" table:base-cell-address="11012.$A$1"/>
          <table:named-range table:name="外部資料_15" table:cell-range-address="11012.$A$1:11012.$N$23" table:base-cell-address="11012.$A$1"/>
          <table:named-range table:name="外部資料_16" table:cell-range-address="11012.$A$1:11012.$N$23" table:base-cell-address="11012.$A$1"/>
          <table:named-range table:name="外部資料_17" table:cell-range-address="11012.$A$1:11012.$N$23" table:base-cell-address="11012.$A$1"/>
          <table:named-range table:name="外部資料_18" table:cell-range-address="11012.$A$1:11012.$N$23" table:base-cell-address="11012.$A$1"/>
          <table:named-range table:name="外部資料_19" table:cell-range-address="11012.$A$1:11012.$N$23" table:base-cell-address="11012.$A$1"/>
          <table:named-range table:name="外部資料_2" table:cell-range-address="11012.$A$1:11012.$N$23" table:base-cell-address="11012.$A$1"/>
          <table:named-range table:name="外部資料_20" table:cell-range-address="11012.$A$1:11012.$N$23" table:base-cell-address="11012.$A$1"/>
          <table:named-range table:name="外部資料_21" table:cell-range-address="11012.$A$1:11012.$N$23" table:base-cell-address="11012.$A$1"/>
          <table:named-range table:name="外部資料_22" table:cell-range-address="11012.$A$1:11012.$N$23" table:base-cell-address="11012.$A$1"/>
          <table:named-range table:name="外部資料_23" table:cell-range-address="11012.$A$1:11012.$N$23" table:base-cell-address="11012.$A$1"/>
          <table:named-range table:name="外部資料_24" table:cell-range-address="11012.$A$1:11012.$N$23" table:base-cell-address="11012.$A$1"/>
          <table:named-range table:name="外部資料_25" table:cell-range-address="11012.$A$1:11012.$N$23" table:base-cell-address="11012.$A$1"/>
          <table:named-range table:name="外部資料_26" table:cell-range-address="11012.$A$1:11012.$N$23" table:base-cell-address="11012.$A$1"/>
          <table:named-range table:name="外部資料_27" table:cell-range-address="11012.$A$1:11012.$N$23" table:base-cell-address="11012.$A$1"/>
          <table:named-range table:name="外部資料_28" table:cell-range-address="11012.$A$1:11012.$N$23" table:base-cell-address="11012.$A$1"/>
          <table:named-range table:name="外部資料_29" table:cell-range-address="11012.$A$1:11012.$N$23" table:base-cell-address="11012.$A$1"/>
          <table:named-range table:name="外部資料_3" table:cell-range-address="11012.$A$1:11012.$N$23" table:base-cell-address="11012.$A$1"/>
          <table:named-range table:name="外部資料_30" table:cell-range-address="11012.$A$1:11012.$N$23" table:base-cell-address="11012.$A$1"/>
          <table:named-range table:name="外部資料_31" table:cell-range-address="11012.$A$1:11012.$N$23" table:base-cell-address="11012.$A$1"/>
          <table:named-range table:name="外部資料_32" table:cell-range-address="11012.$A$1:11012.$N$23" table:base-cell-address="11012.$A$1"/>
          <table:named-range table:name="外部資料_33" table:cell-range-address="11012.$A$1:11012.$N$23" table:base-cell-address="11012.$A$1"/>
          <table:named-range table:name="外部資料_34" table:cell-range-address="11012.$A$1:11012.$N$23" table:base-cell-address="11012.$A$1"/>
          <table:named-range table:name="外部資料_35" table:cell-range-address="11012.$A$1:11012.$N$23" table:base-cell-address="11012.$A$1"/>
          <table:named-range table:name="外部資料_36" table:cell-range-address="11012.$A$1:11012.$N$23" table:base-cell-address="11012.$A$1"/>
          <table:named-range table:name="外部資料_37" table:cell-range-address="11012.$A$1:11012.$N$23" table:base-cell-address="11012.$A$1"/>
          <table:named-range table:name="外部資料_38" table:cell-range-address="11012.$A$1:11012.$N$23" table:base-cell-address="11012.$A$1"/>
          <table:named-range table:name="外部資料_39" table:cell-range-address="11012.$A$1:11012.$N$23" table:base-cell-address="11012.$A$1"/>
          <table:named-range table:name="外部資料_4" table:cell-range-address="11012.$A$1:11012.$N$23" table:base-cell-address="11012.$A$1"/>
          <table:named-range table:name="外部資料_40" table:cell-range-address="11012.$A$1:11012.$N$23" table:base-cell-address="11012.$A$1"/>
          <table:named-range table:name="外部資料_41" table:cell-range-address="11012.$A$1:11012.$N$23" table:base-cell-address="11012.$A$1"/>
          <table:named-range table:name="外部資料_42" table:cell-range-address="11012.$A$1:11012.$N$23" table:base-cell-address="11012.$A$1"/>
          <table:named-range table:name="外部資料_43" table:cell-range-address="11012.$A$1:11012.$N$23" table:base-cell-address="11012.$A$1"/>
          <table:named-range table:name="外部資料_44" table:cell-range-address="11012.$A$1:11012.$N$23" table:base-cell-address="11012.$A$1"/>
          <table:named-range table:name="外部資料_45" table:cell-range-address="11012.$A$1:11012.$N$23" table:base-cell-address="11012.$A$1"/>
          <table:named-range table:name="外部資料_46" table:cell-range-address="11012.$A$1:11012.$N$23" table:base-cell-address="11012.$A$1"/>
          <table:named-range table:name="外部資料_47" table:cell-range-address="11012.$A$1:11012.$N$23" table:base-cell-address="11012.$A$1"/>
          <table:named-range table:name="外部資料_48" table:cell-range-address="11012.$A$1:11012.$N$23" table:base-cell-address="11012.$A$1"/>
          <table:named-range table:name="外部資料_49" table:cell-range-address="11012.$A$1:11012.$N$23" table:base-cell-address="11012.$A$1"/>
          <table:named-range table:name="外部資料_5" table:cell-range-address="11012.$A$1:11012.$N$23" table:base-cell-address="11012.$A$1"/>
          <table:named-range table:name="外部資料_50" table:cell-range-address="11012.$A$1:11012.$N$23" table:base-cell-address="11012.$A$1"/>
          <table:named-range table:name="外部資料_51" table:cell-range-address="11012.$A$1:11012.$N$23" table:base-cell-address="11012.$A$1"/>
          <table:named-range table:name="外部資料_52" table:cell-range-address="11012.$A$1:11012.$N$23" table:base-cell-address="11012.$A$1"/>
          <table:named-range table:name="外部資料_53" table:cell-range-address="11012.$A$1:11012.$N$23" table:base-cell-address="11012.$A$1"/>
          <table:named-range table:name="外部資料_54" table:cell-range-address="11012.$A$1:11012.$N$23" table:base-cell-address="11012.$A$1"/>
          <table:named-range table:name="外部資料_55" table:cell-range-address="11012.$A$1:11012.$N$23" table:base-cell-address="11012.$A$1"/>
          <table:named-range table:name="外部資料_56" table:cell-range-address="11012.$A$1:11012.$N$23" table:base-cell-address="11012.$A$1"/>
          <table:named-range table:name="外部資料_57" table:cell-range-address="11012.$A$1:11012.$N$23" table:base-cell-address="11012.$A$1"/>
          <table:named-range table:name="外部資料_58" table:cell-range-address="11012.$A$1:11012.$N$23" table:base-cell-address="11012.$A$1"/>
          <table:named-range table:name="外部資料_59" table:cell-range-address="11012.$A$1:11012.$N$23" table:base-cell-address="11012.$A$1"/>
          <table:named-range table:name="外部資料_6" table:cell-range-address="11012.$A$1:11012.$N$23" table:base-cell-address="11012.$A$1"/>
          <table:named-range table:name="外部資料_60" table:cell-range-address="11012.$A$1:11012.$N$23" table:base-cell-address="11012.$A$1"/>
          <table:named-range table:name="外部資料_61" table:cell-range-address="11012.$A$1:11012.$N$23" table:base-cell-address="11012.$A$1"/>
          <table:named-range table:name="外部資料_62" table:cell-range-address="11012.$A$1:11012.$N$23" table:base-cell-address="11012.$A$1"/>
          <table:named-range table:name="外部資料_63" table:cell-range-address="11012.$A$1:11012.$N$23" table:base-cell-address="11012.$A$1"/>
          <table:named-range table:name="外部資料_64" table:cell-range-address="11012.$A$1:11012.$N$23" table:base-cell-address="11012.$A$1"/>
          <table:named-range table:name="外部資料_65" table:cell-range-address="11012.$A$1:11012.$N$23" table:base-cell-address="11012.$A$1"/>
          <table:named-range table:name="外部資料_66" table:cell-range-address="11012.$A$1:11012.$N$23" table:base-cell-address="11012.$A$1"/>
          <table:named-range table:name="外部資料_67" table:cell-range-address="11012.$A$1:11012.$N$23" table:base-cell-address="11012.$A$1"/>
          <table:named-range table:name="外部資料_68" table:cell-range-address="11012.$A$1:11012.$N$23" table:base-cell-address="11012.$A$1"/>
          <table:named-range table:name="外部資料_69" table:cell-range-address="11012.$A$1:11012.$N$23" table:base-cell-address="11012.$A$1"/>
          <table:named-range table:name="外部資料_7" table:cell-range-address="11012.$A$1:11012.$N$23" table:base-cell-address="11012.$A$1"/>
          <table:named-range table:name="外部資料_70" table:cell-range-address="11012.$A$1:11012.$N$23" table:base-cell-address="11012.$A$1"/>
          <table:named-range table:name="外部資料_71" table:cell-range-address="11012.$A$1:11012.$N$23" table:base-cell-address="11012.$A$1"/>
          <table:named-range table:name="外部資料_72" table:cell-range-address="11012.$A$1:11012.$N$23" table:base-cell-address="11012.$A$1"/>
          <table:named-range table:name="外部資料_73" table:cell-range-address="11012.$A$1:11012.$N$23" table:base-cell-address="11012.$A$1"/>
          <table:named-range table:name="外部資料_74" table:cell-range-address="11012.$A$1:11012.$N$23" table:base-cell-address="11012.$A$1"/>
          <table:named-range table:name="外部資料_75" table:cell-range-address="11012.$A$1:11012.$N$23" table:base-cell-address="11012.$A$1"/>
          <table:named-range table:name="外部資料_8" table:cell-range-address="11012.$A$1:11012.$N$23" table:base-cell-address="11012.$A$1"/>
          <table:named-range table:name="外部資料_9" table:cell-range-address="11012.$A$1:11012.$N$23" table:base-cell-address="1101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鍾伯嶽</meta:initial-creator>
    <dc:creator>鍾伯嶽</dc:creator>
    <meta:creation-date>2022-02-09T02:19:38Z</meta:creation-date>
    <dc:date>2022-02-09T02:19:40Z</dc:date>
    <meta:print-date>2022-02-09T02:19:39Z</meta:print-date>
  </office:meta>
</office:document-meta>
</file>